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6cm" style:page-number="auto" table:align="left"/>
    </style:style>
    <style:style style:name="Table1.A" style:family="table-column">
      <style:table-column-properties style:column-width="16.96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6.722cm" fo:margin-left="0cm" fo:margin-right="-0.143cm" table:align="margins"/>
    </style:style>
    <style:style style:name="Table2.A" style:family="table-column">
      <style:table-column-properties style:column-width="12.252cm" style:rel-column-width="6946*"/>
    </style:style>
    <style:style style:name="Table2.B" style:family="table-column">
      <style:table-column-properties style:column-width="1cm" style:rel-column-width="567*"/>
    </style:style>
    <style:style style:name="Table2.C" style:family="table-column">
      <style:table-column-properties style:column-width="3.47cm" style:rel-column-width="1967*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6.722cm" fo:margin-left="0cm" fo:margin-right="-0.143cm" table:align="margins"/>
    </style:style>
    <style:style style:name="Table3.A" style:family="table-column">
      <style:table-column-properties style:column-width="2.992cm" style:rel-column-width="1696*"/>
    </style:style>
    <style:style style:name="Table3.B" style:family="table-column">
      <style:table-column-properties style:column-width="0.519cm" style:rel-column-width="294*"/>
    </style:style>
    <style:style style:name="Table3.C" style:family="table-column">
      <style:table-column-properties style:column-width="13.212cm" style:rel-column-width="7490*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2.938cm" fo:margin-left="0cm" fo:margin-right="-0.108cm" table:align="margins"/>
    </style:style>
    <style:style style:name="Table4.A" style:family="table-column">
      <style:table-column-properties style:column-width="1.799cm" style:rel-column-width="1020*"/>
    </style:style>
    <style:style style:name="Table4.B" style:family="table-column">
      <style:table-column-properties style:column-width="2.725cm" style:rel-column-width="1545*"/>
    </style:style>
    <style:style style:name="Table4.C" style:family="table-column">
      <style:table-column-properties style:column-width="8.414cm" style:rel-column-width="4770*"/>
    </style:style>
    <style:style style:name="Table4.1" style:family="table-row">
      <style:table-row-properties style:min-row-height="0.9cm" style:use-optimal-row-height="false"/>
    </style:style>
    <style:style style:name="Table4.A1" style:family="table-cell">
      <style:table-cell-properties fo:padding="0.097cm" fo:border-left="0.002cm solid #000000" fo:border-right="none" fo:border-top="0.002cm solid #000000" fo:border-bottom="none" style:writing-mode="lr-tb"/>
    </style:style>
    <style:style style:name="Table4.C1" style:family="table-cell">
      <style:table-cell-properties fo:padding="0.097cm" fo:border-left="0.002cm solid #000000" fo:border-right="0.002cm solid #000000" fo:border-top="0.002cm solid #000000" fo:border-bottom="none" style:writing-mode="lr-tb"/>
    </style:style>
    <style:style style:name="Table4.2" style:family="table-row">
      <style:table-row-properties style:min-row-height="0.746cm" style:use-optimal-row-height="false"/>
    </style:style>
    <style:style style:name="Table4.A2" style:family="table-cell">
      <style:table-cell-properties fo:padding="0.097cm" fo:border-left="0.002cm solid #000000" fo:border-right="none" fo:border-top="none" fo:border-bottom="none" style:writing-mode="lr-tb"/>
    </style:style>
    <style:style style:name="Table4.C2" style:family="table-cell">
      <style:table-cell-properties fo:padding="0.097cm" fo:border-left="0.002cm solid #000000" fo:border-right="0.002cm solid #000000" fo:border-top="none" fo:border-bottom="none" style:writing-mode="lr-tb"/>
    </style:style>
    <style:style style:name="Table4.3" style:family="table-row">
      <style:table-row-properties style:min-row-height="0.392cm" style:use-optimal-row-height="false"/>
    </style:style>
    <style:style style:name="Table4.A4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4.C4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le5" style:family="table">
      <style:table-properties style:width="15.894cm" fo:margin-left="0cm" table:align="left"/>
    </style:style>
    <style:style style:name="Table5.A" style:family="table-column">
      <style:table-column-properties style:column-width="8.992cm"/>
    </style:style>
    <style:style style:name="Table5.B" style:family="table-column">
      <style:table-column-properties style:column-width="6.902cm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9" style:family="paragraph" style:parent-style-name="Table_20_Contents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-2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6">SURAT PERINTAH PENYELIDIKAN</text:p>
          </table:table-cell>
        </table:table-row>
        <table:table-row>
          <table:table-cell table:style-name="Table1.A1" office:value-type="string">
            <text:p text:style-name="P6">NOMOR : PRINT- {no_surat}</text:p>
            <text:p text:style-name="P6"/>
          </table:table-cell>
        </table:table-row>
        <table:table-row>
          <table:table-cell table:style-name="Table1.A1" office:value-type="string">
            <text:p text:style-name="P6">KEPALA {nama_satker}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">Dasar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7">[!-- BEGIN Dasar --]{nourut}{isidetail}</text:p>
                  <text:p text:style-name="P7">[!-- END Dasar --]</text:p>
                </table:table-cell>
              </table:table-row>
              <table:table-row>
                <table:table-cell table:style-name="Table3.A1" office:value-type="string">
                  <text:p text:style-name="P3">Pertimbangan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7">[!-- BEGIN Pertimbangan --]{nourut}{isidetail}</text:p>
                  <text:p text:style-name="P7">[!-- END Pertimbangan --]</text:p>
                </table:table-cell>
              </table:table-row>
              <table:table-row>
                <table:table-cell table:style-name="Table3.A1" table:number-columns-spanned="3" office:value-type="string">
                  <text:p text:style-name="P6">MEMERINTAHKAN</text:p>
                </table:table-cell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">Kepada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7">Jaksa Penyelidik :</text:p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 table:style-name="Table4.1">
                      <table:table-cell table:style-name="Table4.A1" office:value-type="string">
                        <text:p text:style-name="P7">[!-- BEGIN Jaksa --]{noUrut}</text:p>
                      </table:table-cell>
                      <table:table-cell table:style-name="Table4.A1" office:value-type="string">
                        <text:p text:style-name="P9">Nama</text:p>
                        <text:p text:style-name="P9"/>
                        <text:p text:style-name="P9"/>
                      </table:table-cell>
                      <table:table-cell table:style-name="Table4.C1" office:value-type="string">
                        <text:p text:style-name="P9">: {namaJaksa}</text:p>
                      </table:table-cell>
                    </table:table-row>
                    <table:table-row table:style-name="Table4.2">
                      <table:table-cell table:style-name="Table4.A2" office:value-type="string">
                        <text:p text:style-name="P7"/>
                      </table:table-cell>
                      <table:table-cell table:style-name="Table4.A2" office:value-type="string">
                        <text:p text:style-name="P9">Pangkat/NIP</text:p>
                      </table:table-cell>
                      <table:table-cell table:style-name="Table4.C2" office:value-type="string">
                        <text:p text:style-name="P9">: {pangkatJaksa}/{nipJaksa}</text:p>
                      </table:table-cell>
                    </table:table-row>
                    <table:table-row table:style-name="Table4.3">
                      <table:table-cell table:style-name="Table4.A2" office:value-type="string">
                        <text:p text:style-name="P7"/>
                      </table:table-cell>
                      <table:table-cell table:style-name="Table4.A2" office:value-type="string">
                        <text:p text:style-name="P9">Jabatan</text:p>
                      </table:table-cell>
                      <table:table-cell table:style-name="Table4.C2" office:value-type="string">
                        <text:p text:style-name="P9">: {jabatanJaksa}</text:p>
                      </table:table-cell>
                    </table:table-row>
                    <table:table-row>
                      <table:table-cell table:style-name="Table4.A4" office:value-type="string">
                        <text:p text:style-name="P8">[!-- END Jaksa --]</text:p>
                      </table:table-cell>
                      <table:table-cell table:style-name="Table4.A4" office:value-type="string">
                        <text:p text:style-name="P9"/>
                      </table:table-cell>
                      <table:table-cell table:style-name="Table4.C4" office:value-type="string">
                        <text:p text:style-name="P9"/>
                      </table:table-cell>
                    </table:table-row>
                  </table:table>
                  <text:p text:style-name="P7"/>
                </table:table-cell>
              </table:table-row>
              <table:table-row>
                <table:table-cell table:style-name="Table3.A1" office:value-type="string">
                  <text:p text:style-name="P3">Untuk</text:p>
                </table:table-cell>
                <table:table-cell table:style-name="Table3.A1" office:value-type="string">
                  <text:p text:style-name="P3">:</text:p>
                </table:table-cell>
                <table:table-cell table:style-name="Table3.A1" office:value-type="string">
                  <text:p text:style-name="P7">[!-- BEGIN Untuk --]{nourut}{isidetail}</text:p>
                  <text:p text:style-name="P7">[!-- END Untuk --]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">Kepada yang bersangkutan</text:p>
                </table:table-cell>
                <table:table-cell table:style-name="Table5.A1" office:value-type="string">
                  <text:p text:style-name="P3">Dikeluarkan di : {lokasi_surat}</text:p>
                </table:table-cell>
              </table:table-row>
              <table:table-row>
                <table:table-cell table:style-name="Table5.A1" office:value-type="string">
                  <text:p text:style-name="P3">untuk dilaksanakan</text:p>
                </table:table-cell>
                <table:table-cell table:style-name="Table5.A1" office:value-type="string">
                  <text:p text:style-name="P3">Pada tanggal <text:s text:c="2"/>: {tgl_surat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5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noTembusan}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 fo:hyphenation-ladder-count="no-limit"/>
      <style:text-properties style:font-name="Courier New" fo:font-size="10pt" style:font-name-asian="Courier New" style:font-size-asian="10pt" style:font-name-complex="Courier New" style:font-size-complex="10pt" fo:hyphenate="tru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 fo:hyphenation-ladder-count="no-limit"/>
      <style:text-properties fo:hyphenate="true" fo:hyphenation-remain-char-count="0" fo:hyphenation-push-char-count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4:51:00Z</meta:creation-date>
    <dc:date>2015-09-24T04:33:39.93</dc:date>
    <meta:editing-cycles>33</meta:editing-cycles>
    <meta:editing-duration>PT6H16M39S</meta:editing-duration>
    <meta:document-statistic meta:table-count="6" meta:image-count="0" meta:object-count="0" meta:page-count="1" meta:paragraph-count="36" meta:word-count="98" meta:character-count="660"/>
    <meta:template xlink:type="simple" xlink:actuate="onRequest" xlink:title="" xlink:href="Normal"/>
  </office:meta>
</office:document-meta>
</file>